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2010000028A00000190F610A30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345cm" svg:height="11.288cm" svg:x="0.051cm" svg:y="0.208cm">
          <draw:image xlink:href="Pictures/100002010000028A00000190F610A30F.png" xlink:type="simple" xlink:show="embed" xlink:actuate="onLoad">
            <text:p/>
          </draw:image>
        </draw:frame>
        <draw:line draw:style-name="gr2" draw:text-style-name="P1" draw:layer="layout" svg:x1="18.37cm" svg:y1="11.496cm" svg:x2="18.37cm" svg:y2="0.208cm">
          <text:p/>
        </draw:line>
        <draw:line draw:style-name="gr2" draw:text-style-name="P1" draw:layer="layout" svg:x1="0.051cm" svg:y1="0.208cm" svg:x2="18.396cm" svg:y2="0.208cm">
          <text:p/>
        </draw:line>
        <draw:line draw:style-name="gr2" draw:text-style-name="P1" draw:layer="layout" svg:x1="0.051cm" svg:y1="11.496cm" svg:x2="18.396cm" svg:y2="11.496cm">
          <text:p/>
        </draw:line>
        <draw:line draw:style-name="gr2" draw:text-style-name="P1" draw:layer="layout" svg:x1="0.082cm" svg:y1="0.208cm" svg:x2="0.082cm" svg:y2="11.4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42cm" fo:page-height="11.6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0M31S</meta:editing-duration>
    <meta:editing-cycles>9</meta:editing-cycles>
    <meta:generator>OpenOffice/4.1.4$Win32 OpenOffice.org_project/414m5$Build-9788</meta:generator>
    <dc:date>2017-12-21T20:38:54.22</dc:date>
    <dc:creator>Pawel Gburzynski</dc:creator>
    <meta:document-statistic meta:object-count="5"/>
  </office:meta>
</office:document-meta>
</file>